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><text:span>EXCELENTÍSSIMO SENHOR DESEMBARGADOR PRESIDENTE DO TRIBUNAL DE JUSTIÇA DO ESTADO DE GOIÁS</text:span></text:p>
      <text:p><text:span>PROCESSO Nº 0000000-00.0000.0.00.0000</text:span></text:p>
      <text:p><text:span>CONTRARRAZÕES AO RECURSO ESPECIAL</text:span></text:p>
      <text:p><text:span>O MINISTÉRIO PÚBLICO DO ESTADO DE GOIÁS, por seu Promotor de Justiça infra-assinado, no uso de suas atribuições legais, vem, respeitosamente, apresentar suas</text:span></text:p>
      <text:p><text:span>CONTRARRAZÕES AO RECURSO ESPECIAL</text:span></text:p>
      <text:p><text:span>interposto por Guilherme Júnior da Silva Carmo, pelas razões de fato e de direito que passa a expor:</text:span></text:p>
      <text:p><text:span>1. RESUMO DOS FATOS</text:span></text:p>
      <text:p><text:span>[Resumo não disponível]</text:span></text:p>
      <text:p><text:span>2. MÉRITO RECURSAL</text:span></text:p>
      <text:p><text:span>- nulidade processual</text:span></text:p>
      <text:p><text:span>3. CONCLUSÃO</text:span></text:p>
      <text:p><text:span>Diante do exposto, requer o não conhecimento ou o desprovimento do Recurso Especial, mantendo-se incólume o acórdão recorrido por seus próprios fundamentos.</text:span></text:p>
      <text:p><text:span>Nestes termos, pede deferimento.</text:span></text:p>
      <text:p><text:span>Goiânia, 09 de May de 2025.</text:span></text:p>
      <text:p><text:span>_____________________________________
Fulano de Tal
Promotor de Justiça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